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93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7.9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6.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2pt" fo:font-style="italic" style:font-size-asian="22pt" style:font-style-asian="italic" style:font-size-complex="22pt" style:font-style-complex="italic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ing Linux drivers in C++</text:p>
          </draw:text-box>
        </draw:frame>
        <draw:frame presentation:style-name="pr2" draw:text-style-name="P2" draw:layer="layout" svg:width="25.199cm" svg:height="17.935cm" svg:x="1.4cm" svg:y="0.837cm" presentation:class="subtitle">
          <draw:text-box>
            <text:p text:style-name="P1"><text:span text:style-name="T1">Mark Veltzer</text:span></text:p>
            <text:p text:style-name="P1"><text:span text:style-name="T1"><text:a xlink:href="mailto:mark.veltzer@gmail.com">mark.veltzer@gmail.com</text:a></text:span></text:p>
            <text:p text:style-name="P1"><text:span text:style-name="T1">CTO, Hinbit</text:span></text:p>
            <text:p text:style-name="P1"><text:span text:style-name="T1">Senior Instructor, Interb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7.935cm" svg:x="1.4cm" svg:y="0.837cm" presentation:class="subtitle" presentation:user-transformed="true">
          <draw:text-box>
            <text:p><text:span text:style-name="T2">In fact, in Linux we did try C++ once already, back in 1992. It sucks. Trust me - writing kernel code in C++ is a BLOODY STUPID IDEA.</text:span></text:p>
            <text:p><text:span text:style-name="T2"/></text:p>
            <text:p><text:span text:style-name="T2">The fact is, C++ compilers are not trustworthy. They were even worse in</text:span></text:p>
            <text:p><text:span text:style-name="T2">1992, but some fundamental facts haven't changed: 1) the whole C++ exception handling thing is fundamentally broken. It's _especially_ broken for kernels. 2) any compiler or language that likes to hide things like memory allocations behind your back just isn't a good choice for a kernel. 3) you can write object-oriented code (useful for filesystems etc) in C, _without_ the crap that is C++.</text:span></text:p>
            <text:p><text:span text:style-name="T2"/></text:p>
            <text:p><text:span text:style-name="T2">Lin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..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Better code to noise ratio</text:p>
              </text:list-item>
              <text:list-item>
                <text:p>Easier, type safe object oriented</text:p>
              </text:list-item>
              <text:list-item>
                <text:p>One driver, many platforms</text:p>
              </text:list-item>
              <text:list-item>
                <text:p>Auto completion for faster coding?, well...</text:p>
              </text:list-item>
              <text:list-item>
                <text:p>Because it can be done</text:p>
              </text:list-item>
              <text:list-item>
                <text:p>I've always wanted to do template based multiple inheritance in kernel space...</text:p>
              </text:list-item>
              <text:list-item>
                <text:p>This actually works. No, seriously! I mean it, stop laughing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s..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You stand alone in maintaining this</text:p>
              </text:list-item>
              <text:list-item>
                <text:p>No upstream for you</text:p>
              </text:list-item>
              <text:list-item>
                <text:p>Being looked at funny</text:p>
              </text:list-item>
              <text:list-item>
                <text:p>You will be maintaining your own C++ framework (probably...)</text:p>
              </text:list-item>
              <text:list-item>
                <text:p>C++ has a bad reputation, arguably well deserved</text:p>
              </text:list-item>
              <text:list-item>
                <text:p>Good luck trying to find new kernel developers to maintain th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..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Linux drivers are written in C</text:p>
              </text:list-item>
              <text:list-item>
                <text:p>Object oriented features via pointer hiding and structures</text:p>
              </text:list-item>
              <text:list-item>
                <text:p>Verbose error paths, construction and destruction</text:p>
              </text:list-item>
              <text:list-item>
                <text:p>Drivers are Linux specific (well, sort of...)</text:p>
              </text:list-item>
              <text:list-item>
                <text:p>High noise to code ratio as a result</text:p>
              </text:list-item>
              <text:list-item>
                <text:p>Frameworks are collections of C functions to be implemen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ical issues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text:style-name="P1">Module compilation uses the kernel makefile system which does not compile C++</text:p>
              </text:list-item>
              <text:list-item>
                <text:p text:style-name="P1">Kernel headers make C++ compilers roll over and die...</text:p>
              </text:list-item>
              <text:list-item>
                <text:p text:style-name="P1">Many flags passed to the compiler that should be matched by the C++ compiler, some of which are not suitable for a C++ compiler...</text:p>
              </text:list-item>
              <text:list-item>
                <text:p text:style-name="P1">Only some C compilers are supported by kernel developers</text:p>
              </text:list-item>
              <text:list-item>
                <text:p text:style-name="P1">C++ compiler is broken?!? Well, maybe...</text:p>
              </text:list-item>
              <text:list-item>
                <text:p text:style-name="P1">C++ is tuned to user space needs...</text:p>
              </text:list-item>
              <text:list-item>
                <text:p text:style-name="P1">C++ needs a little bit of runtime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roads diverged in a yellow woo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ix all kernel headers (and code) so that kernel headers could be included by a C++ compiler (→ lots of work, would probably not be accepted upstream)</text:p>
              </text:list-item>
              <text:list-item>
                <text:p>Create a buffer layer (→ We are he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7.935cm" svg:x="1.4cm" svg:y="0.837cm" presentation:class="subtitle" presentation:user-transformed="true">
          <draw:text-box>
            <text:p>Lets go... (technical stuff follows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the buffer layer..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rap kernel service C functions with struct less equivalents, void* equivalents</text:p>
              </text:list-item>
              <text:list-item>
                <text:p>Not a whole lot of code</text:p>
              </text:list-item>
              <text:list-item>
                <text:p>Quite easy to maintain</text:p>
              </text:list-item>
              <text:list-item>
                <text:p>(see examp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kefiles, makefil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dding makefile rules for C++ parts of a the module</text:p>
              </text:list-item>
              <text:list-item>
                <text:p>Relinking after the kernel makefile has done it's bit</text:p>
              </text:list-item>
              <text:list-item>
                <text:p>Passing the right flags</text:p>
              </text:list-item>
              <text:list-item>
                <text:p>(see examp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are the right flags, anyway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ll, there's only one way to find out...</text:p>
              </text:list-item>
              <text:list-item>
                <text:p>Maintaining the flags is an issue</text:p>
              </text:list-item>
              <text:list-item>
                <text:p>Watch out when the compiler changes, ouch!</text:p>
              </text:list-item>
              <text:list-item>
                <text:p>You could crash and burn anyway...</text:p>
              </text:list-item>
              <text:list-item>
                <text:p>(see examp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ing a C++ framework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re is much to do here</text:p>
              </text:list-item>
              <text:list-item>
                <text:p>Frameworks will probably be C++ objects to derive from</text:p>
              </text:list-item>
              <text:list-item>
                <text:p>OO wrappers for spin locks, lists, scatter/gather lists and more</text:p>
              </text:list-item>
              <text:list-item>
                <text:p>(see example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++ runtime support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emory allocation is easy</text:p>
              </text:list-item>
              <text:list-item>
                <text:p>Exception handling is harder</text:p>
              </text:list-item>
              <text:list-item>
                <text:p>Some funky symbols have to be defined</text:p>
              </text:list-item>
              <text:list-item>
                <text:p>(see examp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s..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ssible, for unique purposes</text:p>
              </text:list-item>
              <text:list-item>
                <text:p>Especially good for industrial drivers that don't want to go upstream</text:p>
              </text:list-item>
              <text:list-item>
                <text:p>Especially good if maintaining a single driver for a different platforms is your goal → need to repeat this trick for yet another platform (ouch...)</text:p>
              </text:list-item>
              <text:list-item>
                <text:p>Exceptions are still a problem but can be fix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Join me next year for “Developing Linux kernel modules in Erlang, a pipe dream?”</text:p>
              </text:list-item>
              <text:list-item>
                <text:p><text:span text:style-name="T3">git clone git@github.com:veltzer/kcpp.git</text:span></text:p>
              </text:list-item>
              <text:list-item>
                <text:p>Thank you</text:p>
              </text:list-item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Next, pleas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 Veltzer</meta:initial-creator>
    <meta:creation-date>2011-08-12T05:30:22</meta:creation-date>
    <meta:editing-duration>PT35M41S</meta:editing-duration>
    <meta:editing-cycles>5</meta:editing-cycles>
    <dc:date>2011-08-12T07:18:45</dc:date>
    <dc:creator>Mark Veltzer</dc:creator>
    <meta:generator>LibreOffice/3.3$Linux LibreOffice_project/330m19$Build-202</meta:generator>
    <meta:document-statistic meta:object-count="79"/>
  </office:meta>
</office:document-meta>
</file>